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solid" draw:fill-color="#fcd4d1" draw:textarea-horizontal-align="center" draw:textarea-vertical-align="middle" draw:ole-draw-aspect="1"/>
    </style:style>
    <style:style style:name="P1" style:family="paragraph">
      <loext:graphic-properties draw:fill="solid" draw:fill-color="#fcd4d1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70.71mm" svg:height="96.1mm" svg:x="45.15mm" svg:y="32.14mm">
            <draw:object draw:notify-on-update-of-ranges="Arkusz1.A1:Arkusz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" office:value-type="percentage" office:value="0.33" calcext:value-type="percentage">
            <text:p>33,00%</text:p>
          </table:table-cell>
        </table:table-row>
        <table:table-row table:style-name="ro1">
          <table:table-cell table:formula="of:=[.A1]-([.A1]*[.$C$1])" office:value-type="float" office:value="6.7" calcext:value-type="float">
            <text:p>6,7</text:p>
          </table:table-cell>
          <table:table-cell table:number-columns-repeated="2"/>
        </table:table-row>
        <table:table-row table:style-name="ro1">
          <table:table-cell table:formula="of:=[.A2]-([.A2]*[.$C$1])" office:value-type="float" office:value="4.489" calcext:value-type="float">
            <text:p>4,489</text:p>
          </table:table-cell>
          <table:table-cell table:number-columns-repeated="2"/>
        </table:table-row>
        <table:table-row table:style-name="ro1">
          <table:table-cell table:formula="of:=[.A3]-([.A3]*[.$C$1])" office:value-type="float" office:value="3.00763" calcext:value-type="float">
            <text:p>3,00763</text:p>
          </table:table-cell>
          <table:table-cell table:number-columns-repeated="2"/>
        </table:table-row>
        <table:table-row table:style-name="ro1">
          <table:table-cell table:formula="of:=[.A4]-([.A4]*[.$C$1])" office:value-type="float" office:value="2.0151121" calcext:value-type="float">
            <text:p>2,0151121</text:p>
          </table:table-cell>
          <table:table-cell table:number-columns-repeated="2"/>
        </table:table-row>
        <table:table-row table:style-name="ro1">
          <table:table-cell table:formula="of:=[.A5]-([.A5]*[.$C$1])" office:value-type="float" office:value="1.350125107" calcext:value-type="float">
            <text:p>1,350125107</text:p>
          </table:table-cell>
          <table:table-cell table:number-columns-repeated="2"/>
        </table:table-row>
        <table:table-row table:style-name="ro1">
          <table:table-cell table:formula="of:=[.A6]-([.A6]*[.$C$1])" office:value-type="float" office:value="0.90458382169" calcext:value-type="float">
            <text:p>0,90458382169</text:p>
          </table:table-cell>
          <table:table-cell table:number-columns-repeated="2"/>
        </table:table-row>
        <table:table-row table:style-name="ro1">
          <table:table-cell table:formula="of:=[.A7]-([.A7]*[.$C$1])" office:value-type="float" office:value="0.6060711605323" calcext:value-type="float">
            <text:p>0,6060711605323</text:p>
          </table:table-cell>
          <table:table-cell table:number-columns-repeated="2"/>
        </table:table-row>
        <table:table-row table:style-name="ro1">
          <table:table-cell table:formula="of:=[.A8]-([.A8]*[.$C$1])" office:value-type="float" office:value="0.406067677556641" calcext:value-type="float">
            <text:p>0,406067677556641</text:p>
          </table:table-cell>
          <table:table-cell table:number-columns-repeated="2"/>
        </table:table-row>
        <table:table-row table:style-name="ro1">
          <table:table-cell table:formula="of:=[.A9]-([.A9]*[.$C$1])" office:value-type="float" office:value="0.272065343962949" calcext:value-type="float">
            <text:p>0,272065343962949</text:p>
          </table:table-cell>
          <table:table-cell table:number-columns-repeated="2"/>
        </table:table-row>
        <table:table-row table:style-name="ro1">
          <table:table-cell table:formula="of:=[.A10]-([.A10]*[.$C$1])" office:value-type="float" office:value="0.182283780455176" calcext:value-type="float">
            <text:p>0,18228378045517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34:39.9635901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8:37:45.620901529</meta:creation-date>
    <dc:date>2019-05-22T11:35:56.239700819</dc:date>
    <meta:editing-duration>PT3M50S</meta:editing-duration>
    <meta:editing-cycles>2</meta:editing-cycles>
    <meta:generator>LibreOffice/6.0.7.3$Linux_X86_64 LibreOffice_project/00m0$Build-3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72cm" svg:height="9.611cm" xlink:href=".." xlink:type="simple" chart:class="chart:bar" chart:style-name="ch1">
        <chart:legend chart:legend-position="end" svg:x="14.624cm" svg:y="4.506cm" style:legend-expansion="high" chart:style-name="ch2"/>
        <chart:plot-area chart:style-name="ch3" table:cell-range-address="Arkusz1.A1:Arkusz1.A11" svg:x="0.341cm" svg:y="0.192cm" svg:width="13.942cm" svg:height="9.227cm">
          <chartooo:coordinate-region svg:x="0.962cm" svg:y="0.391cm" svg:width="13.321cm" svg:height="8.3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A1:Arkusz1.A1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1.A1:Arkusz1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763">
                <text:p>3.00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151121">
                <text:p>2.015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50125107">
                <text:p>1.3501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458382169">
                <text:p>0.9045838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60711605323">
                <text:p>0.606071160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067677556641">
                <text:p>0.40606767755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2065343962949">
                <text:p>0.272065343962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2283780455176">
                <text:p>0.182283780455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